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achana" svg:font-family="Rachana"/>
    <style:font-face style:name="Amiri Quran" svg:font-family="'Amiri Quran'"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Noto Serif Disp" svg:font-family="'Noto Serif Disp'"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824cm" fo:margin-left="0.115cm" table:align="left"/>
    </style:style>
    <style:style style:name="Table1.A" style:family="table-column">
      <style:table-column-properties style:column-width="10.22cm"/>
    </style:style>
    <style:style style:name="Table1.B" style:family="table-column">
      <style:table-column-properties style:column-width="5.604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size="36pt" officeooo:rsid="001b085f" officeooo:paragraph-rsid="001b085f" style:font-size-asian="31.5pt" style:font-size-complex="36pt"/>
    </style:style>
    <style:style style:name="P2" style:family="paragraph" style:parent-style-name="Standard">
      <style:paragraph-properties fo:text-align="center" style:justify-single-word="false"/>
      <style:text-properties fo:font-size="36pt" officeooo:rsid="001ebc77" officeooo:paragraph-rsid="001ebc77" style:font-size-asian="31.5pt" style:font-size-complex="36pt"/>
    </style:style>
    <style:style style:name="P3" style:family="paragraph" style:parent-style-name="Standard">
      <style:paragraph-properties fo:text-align="center" style:justify-single-word="false"/>
      <style:text-properties fo:font-size="48pt" officeooo:rsid="001b085f" officeooo:paragraph-rsid="001b085f" style:font-size-asian="48pt" style:font-size-complex="48pt"/>
    </style:style>
    <style:style style:name="P4" style:family="paragraph" style:parent-style-name="Standard">
      <style:paragraph-properties fo:text-align="center" style:justify-single-word="false"/>
      <style:text-properties style:font-name="Noto Serif Disp" fo:font-size="40pt" officeooo:rsid="001b085f" officeooo:paragraph-rsid="001b085f" style:font-size-asian="40pt" style:font-size-complex="40pt"/>
    </style:style>
    <style:style style:name="P5" style:family="paragraph" style:parent-style-name="Standard">
      <style:paragraph-properties fo:text-align="start" style:justify-single-word="false"/>
      <style:text-properties style:font-name="Amiri Quran" fo:font-size="20pt" officeooo:rsid="001ce741" officeooo:paragraph-rsid="001ce741" fo:background-color="#d4ea6b" style:font-size-asian="17.5pt" style:font-size-complex="20pt"/>
    </style:style>
    <style:style style:name="P6" style:family="paragraph" style:parent-style-name="Standard">
      <style:paragraph-properties fo:text-align="start" style:justify-single-word="false"/>
      <style:text-properties style:font-name="Amiri Quran" fo:font-size="20pt" officeooo:rsid="001ebc77" officeooo:paragraph-rsid="001ebc77" fo:background-color="#d4ea6b" style:font-size-asian="17.5pt" style:font-size-complex="20pt"/>
    </style:style>
    <style:style style:name="P7" style:family="paragraph" style:parent-style-name="Standard">
      <style:paragraph-properties fo:text-align="center" style:justify-single-word="false"/>
      <style:text-properties style:font-name="Bitstream Charter" fo:font-size="40pt" officeooo:rsid="001b085f" officeooo:paragraph-rsid="001b085f" style:font-size-asian="40pt" style:font-size-complex="40pt"/>
    </style:style>
    <style:style style:name="P8" style:family="paragraph" style:parent-style-name="Standard">
      <style:paragraph-properties fo:text-align="center" style:justify-single-word="false"/>
      <style:text-properties style:font-name="Bitstream Charter" fo:font-size="32pt" officeooo:rsid="001b085f" officeooo:paragraph-rsid="001b085f" style:font-size-asian="32pt" style:font-size-complex="32pt"/>
    </style:style>
    <style:style style:name="P9" style:family="paragraph" style:parent-style-name="Standard">
      <style:paragraph-properties fo:text-align="center" style:justify-single-word="false"/>
      <style:text-properties style:font-name="Bitstream Charter" fo:font-size="32pt" officeooo:rsid="00218235" officeooo:paragraph-rsid="00218235" style:font-size-asian="32pt" style:font-size-complex="32pt"/>
    </style:style>
    <style:style style:name="P10" style:family="paragraph" style:parent-style-name="Standard" style:list-style-name="L1">
      <style:paragraph-properties fo:text-align="start" style:justify-single-word="false"/>
      <style:text-properties style:font-name="Amiri Quran" fo:font-size="20pt" officeooo:rsid="001ebc77" officeooo:paragraph-rsid="001ebc77" style:font-size-asian="17.5pt" style:font-size-complex="20pt"/>
    </style:style>
    <style:style style:name="P11" style:family="paragraph" style:parent-style-name="Standard" style:list-style-name="L2">
      <style:paragraph-properties fo:text-align="start" style:justify-single-word="false"/>
      <style:text-properties style:font-name="Amiri Quran" fo:font-size="20pt" officeooo:rsid="001bc0e1" officeooo:paragraph-rsid="001bc0e1" style:font-size-asian="17.5pt" style:font-size-complex="20pt"/>
    </style:style>
    <style:style style:name="P12" style:family="paragraph" style:parent-style-name="Standard" style:list-style-name="L2">
      <style:paragraph-properties fo:text-align="start" style:justify-single-word="false"/>
      <style:text-properties style:font-name="Amiri Quran" fo:font-size="20pt" officeooo:rsid="001b085f" officeooo:paragraph-rsid="001b085f" style:font-size-asian="17.5pt" style:font-size-complex="20pt"/>
    </style:style>
    <style:style style:name="P13" style:family="paragraph" style:parent-style-name="Standard" style:list-style-name="L3">
      <style:paragraph-properties fo:text-align="start" style:justify-single-word="false"/>
      <style:text-properties style:font-name="Amiri Quran" fo:font-size="20pt" officeooo:rsid="001ebc77" officeooo:paragraph-rsid="001ebc77" fo:background-color="transparent" style:font-size-asian="17.5pt" style:font-size-complex="20pt"/>
    </style:style>
    <style:style style:name="P14" style:family="paragraph" style:parent-style-name="Standard" style:list-style-name="L4">
      <style:paragraph-properties fo:text-align="start" style:justify-single-word="false"/>
      <style:text-properties style:font-name="Amiri Quran" fo:font-size="20pt" officeooo:rsid="001ebc77" officeooo:paragraph-rsid="001ebc77" fo:background-color="transparent" style:font-size-asian="17.5pt" style:font-size-complex="20pt"/>
    </style:style>
    <style:style style:name="P15" style:family="paragraph" style:parent-style-name="Standard">
      <style:paragraph-properties fo:text-align="start" style:justify-single-word="false"/>
      <style:text-properties style:font-name="Amiri Quran" fo:font-size="20pt" officeooo:rsid="001ee8cd" officeooo:paragraph-rsid="001ee8cd" fo:background-color="transparent" style:font-size-asian="17.5pt" style:font-size-complex="20pt"/>
    </style:style>
    <style:style style:name="P16" style:family="paragraph" style:parent-style-name="Standard" style:list-style-name="L5">
      <style:paragraph-properties fo:text-align="start" style:justify-single-word="false"/>
      <style:text-properties style:font-name="Amiri Quran" fo:font-size="20pt" officeooo:rsid="001ee8cd" officeooo:paragraph-rsid="001ee8cd" fo:background-color="#d4ea6b" style:font-size-asian="17.5pt" style:font-size-complex="20pt"/>
    </style:style>
    <style:style style:name="P17" style:family="paragraph" style:parent-style-name="Standard">
      <style:paragraph-properties fo:text-align="start" style:justify-single-word="false"/>
      <style:text-properties style:font-name="Amiri Quran" fo:font-size="20pt" officeooo:rsid="001ee8cd" officeooo:paragraph-rsid="001ee8cd" fo:background-color="#d4ea6b" style:font-size-asian="17.5pt" style:font-size-complex="20pt"/>
    </style:style>
    <style:style style:name="P18" style:family="paragraph" style:parent-style-name="Standard">
      <style:paragraph-properties fo:text-align="start" style:justify-single-word="false"/>
      <style:text-properties style:font-name="Bitstream Charter" fo:font-size="26pt" officeooo:rsid="00218235" officeooo:paragraph-rsid="00218235" style:font-size-asian="22.75pt" style:font-size-complex="26pt"/>
    </style:style>
    <style:style style:name="P19" style:family="paragraph" style:parent-style-name="Standard">
      <style:paragraph-properties fo:text-align="start" style:justify-single-word="false"/>
      <style:text-properties style:font-name="Bitstream Charter" fo:font-size="26pt" officeooo:rsid="002530e4" officeooo:paragraph-rsid="002530e4" style:font-size-asian="22.75pt" style:font-size-complex="26pt"/>
    </style:style>
    <style:style style:name="P20" style:family="paragraph" style:parent-style-name="Standard">
      <style:paragraph-properties fo:text-align="start" style:justify-single-word="false"/>
      <style:text-properties style:font-name="Bitstream Charter" fo:font-size="26pt" officeooo:rsid="0025c674" officeooo:paragraph-rsid="0025c674" style:font-size-asian="22.75pt" style:font-size-complex="26pt"/>
    </style:style>
    <style:style style:name="P21" style:family="paragraph" style:parent-style-name="Standard">
      <style:paragraph-properties fo:text-align="start" style:justify-single-word="false"/>
      <style:text-properties style:font-name="Bitstream Charter" fo:font-size="26pt" officeooo:rsid="001b085f" officeooo:paragraph-rsid="001b085f" style:font-size-asian="22.75pt" style:font-size-complex="26pt"/>
    </style:style>
    <style:style style:name="P22" style:family="paragraph" style:parent-style-name="Standard">
      <style:paragraph-properties fo:text-align="start" style:justify-single-word="false"/>
      <style:text-properties style:font-name="Bitstream Charter" fo:font-size="26pt" officeooo:rsid="001b085f" officeooo:paragraph-rsid="00286267" style:font-size-asian="22.75pt" style:font-size-complex="26pt"/>
    </style:style>
    <style:style style:name="P23" style:family="paragraph" style:parent-style-name="Standard" style:list-style-name="L6">
      <style:paragraph-properties fo:text-align="start" style:justify-single-word="false"/>
      <style:text-properties style:font-name="Bitstream Charter" fo:font-size="26pt" officeooo:rsid="001b085f" officeooo:paragraph-rsid="00286267" style:font-size-asian="22.75pt" style:font-size-complex="26pt"/>
    </style:style>
    <style:style style:name="P24" style:family="paragraph" style:parent-style-name="Standard">
      <style:paragraph-properties fo:text-align="center" style:justify-single-word="false"/>
      <style:text-properties style:font-name="Bitstream Charter" fo:font-size="40pt" officeooo:rsid="0025c674" officeooo:paragraph-rsid="0025c674" style:font-size-asian="40pt" style:font-size-complex="40pt"/>
    </style:style>
    <style:style style:name="P25" style:family="paragraph" style:parent-style-name="Standard">
      <style:paragraph-properties fo:text-align="center" style:justify-single-word="false"/>
      <style:text-properties style:font-name="Bitstream Charter" fo:font-size="40pt" officeooo:rsid="00273004" officeooo:paragraph-rsid="00273004" style:font-size-asian="40pt" style:font-size-complex="40pt"/>
    </style:style>
    <style:style style:name="P26" style:family="paragraph" style:parent-style-name="Standard">
      <style:paragraph-properties fo:text-align="start" style:justify-single-word="false"/>
      <style:text-properties style:font-name="Bitstream Charter" fo:font-size="40pt" officeooo:rsid="001b085f" officeooo:paragraph-rsid="00286267" style:font-size-asian="40pt" style:font-size-complex="40pt"/>
    </style:style>
    <style:style style:name="P27" style:family="paragraph" style:parent-style-name="Standard">
      <style:paragraph-properties fo:text-align="center" style:justify-single-word="false"/>
      <style:text-properties style:font-name="Bitstream Charter" fo:font-size="40pt" officeooo:rsid="001b085f" officeooo:paragraph-rsid="001b085f" style:font-size-asian="40pt" style:font-size-complex="40pt"/>
    </style:style>
    <style:style style:name="P28" style:family="paragraph" style:parent-style-name="Standard">
      <style:paragraph-properties fo:text-align="center" style:justify-single-word="false"/>
      <style:text-properties style:font-name="Bitstream Charter" fo:font-size="28pt" officeooo:rsid="002ce0c5" officeooo:paragraph-rsid="002ce0c5" fo:background-color="transparent" style:font-size-asian="24.5pt" style:font-size-complex="28pt"/>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22pt" fo:font-style="normal" fo:text-shadow="none" style:text-underline-style="none" fo:font-weight="normal" officeooo:rsid="002cb2f7" officeooo:paragraph-rsid="002cb2f7" style:font-size-asian="22pt" style:font-style-asian="normal" style:font-weight-asian="normal" style:font-size-complex="2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22pt" fo:font-style="normal" fo:text-shadow="none" style:text-underline-style="none" fo:font-weight="normal" style:font-size-asian="22pt" style:font-style-asian="normal" style:font-weight-asian="normal" style:font-size-complex="2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23pt" fo:font-style="normal" fo:text-shadow="none" style:text-underline-style="none" fo:font-weight="normal" officeooo:rsid="002b6b03" officeooo:paragraph-rsid="002b6b03" style:font-size-asian="23pt" style:font-style-asian="normal" style:font-weight-asian="normal" style:font-size-complex="23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23pt" fo:font-style="normal" fo:text-shadow="none" style:text-underline-style="none" fo:font-weight="normal" officeooo:rsid="002b6b03" officeooo:paragraph-rsid="002b6b03" style:font-size-asian="23pt" style:font-style-asian="normal" style:font-weight-asian="normal" style:font-size-complex="23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23pt" fo:font-style="normal" fo:text-shadow="none" style:text-underline-style="none" fo:font-weight="normal" officeooo:rsid="002cb2f7" officeooo:paragraph-rsid="002cb2f7" style:font-size-asian="23pt" style:font-style-asian="normal" style:font-weight-asian="normal" style:font-size-complex="23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font-size="23pt" officeooo:paragraph-rsid="002b6b03" style:font-size-asian="23pt" style:font-size-complex="23pt"/>
    </style:style>
    <style:style style:name="T1" style:family="text">
      <style:text-properties officeooo:rsid="001ebc77"/>
    </style:style>
    <style:style style:name="T2" style:family="text">
      <style:text-properties officeooo:rsid="001ee8cd"/>
    </style:style>
    <style:style style:name="T3" style:family="text">
      <style:text-properties officeooo:rsid="002530e4"/>
    </style:style>
    <style:style style:name="T4" style:family="text">
      <style:text-properties officeooo:rsid="0025c674"/>
    </style:style>
    <style:style style:name="T5" style:family="text">
      <style:text-properties officeooo:rsid="00286267"/>
    </style:style>
    <style:style style:name="T6" style:family="text">
      <style:text-properties fo:color="#000000" style:text-outline="false" style:text-line-through-style="none" style:text-line-through-type="none" style:font-name="Liberation Serif" fo:font-size="24pt" fo:font-style="normal" fo:text-shadow="none" style:text-underline-style="none" fo:font-weight="normal" officeooo:rsid="002b6b03" style:font-size-asian="24pt" style:font-style-asian="normal" style:font-weight-asian="normal" style:font-size-complex="24pt"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style:font-name="Liberation Serif" fo:font-style="normal" fo:text-shadow="none" style:text-underline-style="none" fo:font-weight="normal" officeooo:rsid="002b6b03" style:font-style-asian="normal" style:font-weight-asian="normal" style:font-style-complex="normal" style:font-weight-complex="normal" style:text-overline-style="none" style:text-overline-color="font-color"/>
    </style:style>
    <style:style style:name="T8" style:family="text">
      <style:text-properties officeooo:rsid="002cb2f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2cm" fo:text-indent="-0.635cm" fo:margin-left="6.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55cm" fo:text-indent="-0.635cm" fo:margin-left="7.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2"/>
      <text:p text:style-name="P1"/>
      <text:p text:style-name="P3"/>
      <text:p text:style-name="P4">REPORT OF EMPLOYEE_ATTRITION</text:p>
      <text:p text:style-name="P4"/>
      <text:p text:style-name="P4"/>
      <text:p text:style-name="P4"/>
      <text:p text:style-name="P4"/>
      <text:p text:style-name="P24"><text:soft-page-break/>INTRODUCTION</text:p>
      <text:p text:style-name="P18">This is <text:span text:style-name="T4">an</text:span> employee attrition report prepared on the bases of employee attrition database. <text:span text:style-name="T3">The we explore, analyse and interpret the data’s</text:span></text:p>
      <text:p text:style-name="P19">of the employees who have been attrited.</text:p>
      <text:p text:style-name="P20"><text:s/>Using SQL quires we have extracted and analyses key points</text:p>
      <text:p text:style-name="P20"/>
      <text:p text:style-name="P24">AIM</text:p>
      <text:p text:style-name="P24"/>
      <text:p text:style-name="P21">The aim of this report is to conduct a comprehensive analysis of the employee_attrition_new dataset within the Employee_attrition database, with a focus on extracting valuable insights and patterns from the data. To analyze the employee attrition data and identify key factors contributing to <text:soft-page-break/>attrition, in order to inform strategies for reducing turnover and improving employee retention.</text:p>
      <text:p text:style-name="P7"/>
      <text:p text:style-name="P25">OBJECTIVES</text:p>
      <text:p text:style-name="P7"/>
      <text:p text:style-name="P21">The objective of this report is to conduct analysis of the employee attrition data :</text:p>
      <text:p text:style-name="P21"/>
      <text:list xml:id="list2553206216" text:style-name="L6">
        <text:list-item>
          <text:p text:style-name="P23">1. Data Collection: <text:span text:style-name="T5">collected</text:span> a well-structured dataset from the employee attrition <text:span text:style-name="T5">table</text:span>, encompassing various attributes and features of employees.</text:p>
        </text:list-item>
        <text:list-item>
          <text:p text:style-name="P23">2. Data Cleaning and Preprocessing: Perform thorough data cleaning and preprocessing tasks to ensure data integrity, <text:soft-page-break/>handle missing values, duplicate records, and outliers.</text:p>
        </text:list-item>
        <text:list-item>
          <text:p text:style-name="P23">3. SQL Queries: Design and execute SQL queries to extract and analyze key data points, including</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6"/>
      <table:table table:name="Table1" table:style-name="Table1">
        <table:table-column table:style-name="Table1.A"/>
        <table:table-column table:style-name="Table1.B"/>
        <text:soft-page-break/>
        <table:table-row>
          <table:table-cell table:style-name="Table1.A1" office:value-type="string">
            <text:p text:style-name="P31">COLUMN NAME</text:p>
          </table:table-cell>
          <table:table-cell table:style-name="Table1.B1" office:value-type="string">
            <text:p text:style-name="P31">DATA TYPE</text:p>
          </table:table-cell>
        </table:table-row>
        <table:table-row>
          <table:table-cell table:style-name="Table1.A2" office:value-type="string">
            <text:p text:style-name="P34"><text:span text:style-name="T7">Age catagory</text:span></text:p>
          </table:table-cell>
          <table:table-cell table:style-name="Table1.B2" office:value-type="string">
            <text:p text:style-name="P32">varchar</text:p>
          </table:table-cell>
        </table:table-row>
        <table:table-row>
          <table:table-cell table:style-name="Table1.A2" office:value-type="string">
            <text:p text:style-name="P32">Employee id</text:p>
          </table:table-cell>
          <table:table-cell table:style-name="Table1.B2" office:value-type="string">
            <text:p text:style-name="P33">int</text:p>
          </table:table-cell>
        </table:table-row>
        <table:table-row>
          <table:table-cell table:style-name="Table1.A2" office:value-type="string">
            <text:p text:style-name="P32">age</text:p>
          </table:table-cell>
          <table:table-cell table:style-name="Table1.B2" office:value-type="string">
            <text:p text:style-name="P33">int</text:p>
          </table:table-cell>
        </table:table-row>
        <table:table-row>
          <table:table-cell table:style-name="Table1.A2" office:value-type="string">
            <text:p text:style-name="P32">Attrition</text:p>
          </table:table-cell>
          <table:table-cell table:style-name="Table1.B2" office:value-type="string">
            <text:p text:style-name="P33">varchar</text:p>
          </table:table-cell>
        </table:table-row>
        <table:table-row>
          <table:table-cell table:style-name="Table1.A2" office:value-type="string">
            <text:p text:style-name="P32">Buisness <text:span text:style-name="T8">travel</text:span></text:p>
          </table:table-cell>
          <table:table-cell table:style-name="Table1.B2" office:value-type="string">
            <text:p text:style-name="P33">varchar</text:p>
          </table:table-cell>
        </table:table-row>
        <table:table-row>
          <table:table-cell table:style-name="Table1.A2" office:value-type="string">
            <text:p text:style-name="P32">Daily rate</text:p>
          </table:table-cell>
          <table:table-cell table:style-name="Table1.B2" office:value-type="string">
            <text:p text:style-name="P33">int</text:p>
          </table:table-cell>
        </table:table-row>
        <table:table-row>
          <table:table-cell table:style-name="Table1.A2" office:value-type="string">
            <text:p text:style-name="P32">department</text:p>
          </table:table-cell>
          <table:table-cell table:style-name="Table1.B2" office:value-type="string">
            <text:p text:style-name="P33">varchar</text:p>
          </table:table-cell>
        </table:table-row>
        <table:table-row>
          <table:table-cell table:style-name="Table1.A2" office:value-type="string">
            <text:p text:style-name="P32">Distance from home</text:p>
          </table:table-cell>
          <table:table-cell table:style-name="Table1.B2" office:value-type="string">
            <text:p text:style-name="P33">int</text:p>
          </table:table-cell>
        </table:table-row>
        <table:table-row>
          <table:table-cell table:style-name="Table1.A2" office:value-type="string">
            <text:p text:style-name="P32">Education</text:p>
          </table:table-cell>
          <table:table-cell table:style-name="Table1.B2" office:value-type="string">
            <text:p text:style-name="P33">int</text:p>
          </table:table-cell>
        </table:table-row>
        <table:table-row>
          <table:table-cell table:style-name="Table1.A2" office:value-type="string">
            <text:p text:style-name="P32">Educarion fiels</text:p>
          </table:table-cell>
          <table:table-cell table:style-name="Table1.B2" office:value-type="string">
            <text:p text:style-name="P33">varchar</text:p>
          </table:table-cell>
        </table:table-row>
        <table:table-row>
          <table:table-cell table:style-name="Table1.A2" office:value-type="string">
            <text:p text:style-name="P32">Employee count</text:p>
          </table:table-cell>
          <table:table-cell table:style-name="Table1.B2" office:value-type="string">
            <text:p text:style-name="P33">int</text:p>
          </table:table-cell>
        </table:table-row>
        <table:table-row>
          <table:table-cell table:style-name="Table1.A2" office:value-type="string">
            <text:p text:style-name="P32">Environmental satisfaction</text:p>
          </table:table-cell>
          <table:table-cell table:style-name="Table1.B2" office:value-type="string">
            <text:p text:style-name="P33">int</text:p>
          </table:table-cell>
        </table:table-row>
        <table:table-row>
          <table:table-cell table:style-name="Table1.A2" office:value-type="string">
            <text:p text:style-name="P32">Job involment</text:p>
          </table:table-cell>
          <table:table-cell table:style-name="Table1.B2" office:value-type="string">
            <text:p text:style-name="P32">int</text:p>
          </table:table-cell>
        </table:table-row>
        <table:table-row>
          <table:table-cell table:style-name="Table1.A2" office:value-type="string">
            <text:p text:style-name="P32">Gender</text:p>
          </table:table-cell>
          <table:table-cell table:style-name="Table1.B2" office:value-type="string">
            <text:p text:style-name="P33">varchar</text:p>
          </table:table-cell>
        </table:table-row>
        <table:table-row>
          <table:table-cell table:style-name="Table1.A2" office:value-type="string">
            <text:p text:style-name="P32">Hourly Rate</text:p>
          </table:table-cell>
          <table:table-cell table:style-name="Table1.B2" office:value-type="string">
            <text:p text:style-name="P33">int</text:p>
          </table:table-cell>
        </table:table-row>
        <table:table-row>
          <table:table-cell table:style-name="Table1.A2" office:value-type="string">
            <text:p text:style-name="P33">Job level</text:p>
          </table:table-cell>
          <table:table-cell table:style-name="Table1.B2" office:value-type="string">
            <text:p text:style-name="P33">int</text:p>
          </table:table-cell>
        </table:table-row>
        <table:table-row>
          <table:table-cell table:style-name="Table1.A2" office:value-type="string">
            <text:p text:style-name="P33">Job role</text:p>
          </table:table-cell>
          <table:table-cell table:style-name="Table1.B2" office:value-type="string">
            <text:p text:style-name="P33">varchar</text:p>
          </table:table-cell>
        </table:table-row>
        <table:table-row>
          <table:table-cell table:style-name="Table1.A2" office:value-type="string">
            <text:p text:style-name="P33">Job satisfaction</text:p>
          </table:table-cell>
          <table:table-cell table:style-name="Table1.B2" office:value-type="string">
            <text:p text:style-name="P33">int</text:p>
          </table:table-cell>
        </table:table-row>
        <table:table-row>
          <table:table-cell table:style-name="Table1.A2" office:value-type="string">
            <text:p text:style-name="P33">Marital status</text:p>
          </table:table-cell>
          <table:table-cell table:style-name="Table1.B2" office:value-type="string">
            <text:p text:style-name="P33">varchar</text:p>
          </table:table-cell>
        </table:table-row>
        <table:table-row>
          <table:table-cell table:style-name="Table1.A2" office:value-type="string">
            <text:p text:style-name="P33">Monthly income</text:p>
          </table:table-cell>
          <table:table-cell table:style-name="Table1.B2" office:value-type="string">
            <text:p text:style-name="P33">int</text:p>
          </table:table-cell>
        </table:table-row>
        <table:table-row>
          <table:table-cell table:style-name="Table1.A2" office:value-type="string">
            <text:p text:style-name="P33">Monthly rate</text:p>
          </table:table-cell>
          <table:table-cell table:style-name="Table1.B2" office:value-type="string">
            <text:p text:style-name="P33">int</text:p>
          </table:table-cell>
        </table:table-row>
      </table:table>
      <text:p text:style-name="P7"><text:soft-page-break/></text:p>
      <text:p text:style-name="P9">FINDINGS</text:p>
      <text:p text:style-name="P8"/>
      <text:list xml:id="list163335731" text:style-name="L1">
        <text:list-item>
          <text:p text:style-name="P10">ANALYSIS BASED ON <text:span text:style-name="T2">AGE OF EMPLOYEES</text:span></text:p>
        </text:list-item>
      </text:list>
      <text:list xml:id="list751139318" text:style-name="L2">
        <text:list-item>
          <text:p text:style-name="P11">total employees='1676'</text:p>
        </text:list-item>
        <text:list-item>
          <text:p text:style-name="P12">min age=18</text:p>
        </text:list-item>
        <text:list-item>
          <text:p text:style-name="P12">max age=60</text:p>
        </text:list-item>
      </text:list>
      <text:p text:style-name="P5">upcoming vacancy for the next year =15</text:p>
      <text:p text:style-name="P5">current vacancy=199</text:p>
      <text:p text:style-name="P6"/>
      <text:list xml:id="list1313170882" text:style-name="L3">
        <text:list-item>
          <text:p text:style-name="P13">ANALYSIS BASED ON <text:span text:style-name="T2">DAILY-RATE</text:span> AND DISTANCE</text:p>
        </text:list-item>
      </text:list>
      <text:list xml:id="list3144091617" text:style-name="L4">
        <text:list-item>
          <text:p text:style-name="P14">max daily rate=1499</text:p>
        </text:list-item>
        <text:list-item>
          <text:p text:style-name="P14">min daily rate=102</text:p>
        </text:list-item>
        <text:list-item>
          <text:p text:style-name="P14">min distance from home=1</text:p>
        </text:list-item>
        <text:list-item>
          <text:p text:style-name="P14"><text:soft-page-break/>max distance from home=29</text:p>
        </text:list-item>
      </text:list>
      <text:p text:style-name="P5">number of employees that may leave due to low salary and <text:span text:style-name="T1">travelling issues=26</text:span></text:p>
      <text:p text:style-name="P5"/>
      <text:list xml:id="list2872447547" text:style-name="L5">
        <text:list-item>
          <text:p text:style-name="P16">male employees=998</text:p>
        </text:list-item>
        <text:list-item>
          <text:p text:style-name="P16">female employees=678</text:p>
        </text:list-item>
      </text:list>
      <text:p text:style-name="P17"/>
      <text:p text:style-name="P28">CONCLUSION</text:p>
      <text:p text:style-name="P15"/>
      <text:p text:style-name="P15">In this report, we explored the employee_attrition_new dataset, uncovering valuable insights through SQL queries. Our analysis revealed key characteristics of employees, including age distribution, department-wise details, and job <text:soft-page-break/>satisfaction. These findings can be utilized to inform business decisions, optimize marketing strategies, and enhance customer experiences in the industry. Further analysis demonstrates the power of SQL queries in extracting valuable insights from large datas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achana" svg:font-family="Rachana"/>
    <style:font-face style:name="Amiri Quran" svg:font-family="'Amiri Quran'"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Noto Serif Disp" svg:font-family="'Noto Serif Disp'"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stroke-dash draw:name="_32__20_Dots_20_1_20_Dash" draw:display-name="2 Dots 1 Dash" draw:style="rect" draw:dots1="2" draw:dots2="1" draw:dots2-length="0.203cm" draw:distance="0.203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05cm" fo:margin-right="1.98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8-30T16:11:39.700976190</meta:creation-date>
    <dc:date>2024-09-04T13:14:31.332921699</dc:date>
    <meta:editing-duration>PT50M21S</meta:editing-duration>
    <meta:editing-cycles>3</meta:editing-cycles>
    <meta:generator>LibreOffice/6.1.6.3$Linux_X86_64 LibreOffice_project/5896ab1714085361c45cf540f76f60673dd96a72</meta:generator>
    <meta:document-statistic meta:table-count="1" meta:image-count="0" meta:object-count="0" meta:page-count="8" meta:paragraph-count="73" meta:word-count="374" meta:character-count="2452" meta:non-whitespace-character-count="2164"/>
  </office:meta>
</office:document-meta>
</file>